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paragraph-rsid="00056e88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056e88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056e88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056e88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056e88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056e88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056e88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056e88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056e88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056e88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056e88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Open Sans" fo:font-size="13pt" officeooo:rsid="0049214b" officeooo:paragraph-rsid="00056e88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056e88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056e88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056e88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3pt" officeooo:rsid="004d7fd4" officeooo:paragraph-rsid="00056e88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056e88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Open Sans" officeooo:rsid="0060cf88" officeooo:paragraph-rsid="00056e88"/>
    </style:style>
    <style:style style:name="P19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056e8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056e88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officeooo:rsid="007a6f14" officeooo:paragraph-rsid="00056e88" style:font-size-asian="13pt" style:font-size-complex="13pt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666666" style:font-name="Open Sans" fo:font-size="11pt" officeooo:rsid="017413ab" officeooo:paragraph-rsid="00056e88" style:font-size-asian="11pt" style:font-size-complex="11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056e88" style:font-size-asian="13pt" style:font-size-complex="13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056e88" style:font-size-asian="13pt" style:font-size-complex="13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056e88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056e88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1f2b06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style:font-name="Open Sans" fo:font-size="13pt" officeooo:rsid="002eb7a5" officeooo:paragraph-rsid="00056e88" style:font-size-asian="13pt" style:font-size-complex="13pt"/>
    </style:style>
    <style:style style:name="P29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056e88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056e88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056e88" style:font-size-asian="13pt" style:font-size-complex="13pt"/>
    </style:style>
    <style:style style:name="P32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056e88" style:font-size-asian="13pt" style:font-size-complex="13pt"/>
    </style:style>
    <style:style style:name="P33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056e88" style:font-size-asian="13pt" style:font-size-complex="13pt"/>
    </style:style>
    <style:style style:name="P34" style:family="paragraph" style:parent-style-name="Standard">
      <style:paragraph-properties fo:text-align="center" style:justify-single-word="false"/>
      <style:text-properties style:font-name="Open Sans" fo:font-size="13pt" officeooo:rsid="00367a18" officeooo:paragraph-rsid="00056e88" style:font-size-asian="13pt" style:font-size-complex="13pt"/>
    </style:style>
    <style:style style:name="P35" style:family="paragraph" style:parent-style-name="Standard">
      <style:paragraph-properties fo:text-align="center" style:justify-single-word="false"/>
      <style:text-properties style:font-name="Open Sans" fo:font-size="13pt" officeooo:rsid="00383137" officeooo:paragraph-rsid="00056e88" style:font-size-asian="13pt" style:font-size-complex="13pt"/>
    </style:style>
    <style:style style:name="P36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056e88" style:font-size-asian="13pt" style:font-size-complex="13pt"/>
    </style:style>
    <style:style style:name="P37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056e88" style:font-size-asian="13pt" style:font-size-complex="13pt"/>
    </style:style>
    <style:style style:name="P38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056e88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056e88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0056e88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056e88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056e88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0056e88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Open Sans" officeooo:rsid="0060cf88" officeooo:paragraph-rsid="00056e88"/>
    </style:style>
    <style:style style:name="P45" style:family="paragraph" style:parent-style-name="Standard">
      <style:paragraph-properties fo:text-align="start" style:justify-single-word="false"/>
      <style:text-properties officeooo:rsid="007a6f14" officeooo:paragraph-rsid="00056e88"/>
    </style:style>
    <style:style style:name="P46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0056e88" style:font-size-asian="13pt" style:font-style-asian="italic" style:font-weight-asian="bold" style:font-size-complex="13pt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66b3" style:font-name="Open Sans" fo:font-size="11pt" fo:font-weight="bold" officeooo:rsid="0060cf88" officeooo:paragraph-rsid="001f2b06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paragraph-rsid="00056e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75253" style:font-weight-asian="bold" style:font-weight-complex="bold"/>
    </style:style>
    <style:style style:name="T3" style:family="text">
      <style:text-properties fo:font-weight="bold" officeooo:rsid="0021a46a" style:font-weight-asian="bold" style:font-weight-complex="bold"/>
    </style:style>
    <style:style style:name="T4" style:family="text">
      <style:text-properties officeooo:rsid="00b847f7"/>
    </style:style>
    <style:style style:name="T5" style:family="text">
      <style:text-properties officeooo:rsid="00b75253"/>
    </style:style>
    <style:style style:name="T6" style:family="text">
      <style:text-properties fo:font-weight="normal" officeooo:rsid="00b75253" style:font-weight-asian="normal" style:font-weight-complex="normal"/>
    </style:style>
    <style:style style:name="T7" style:family="text">
      <style:text-properties fo:font-weight="normal" officeooo:rsid="000d4162" style:font-weight-asian="normal" style:font-weight-complex="normal"/>
    </style:style>
    <style:style style:name="T8" style:family="text">
      <style:text-properties officeooo:rsid="0020dae9"/>
    </style:style>
    <style:style style:name="T9" style:family="text">
      <style:text-properties officeooo:rsid="0021a46a"/>
    </style:style>
    <style:style style:name="T10" style:family="text">
      <style:text-properties officeooo:rsid="00b3b2e8"/>
    </style:style>
    <style:style style:name="T11" style:family="text">
      <style:text-properties officeooo:rsid="00bfceaa"/>
    </style:style>
    <style:style style:name="T12" style:family="text">
      <style:text-properties fo:color="#59c5c7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59c5c7" fo:font-style="italic" fo:font-weight="bold" officeooo:rsid="0055cb4f" style:font-style-asian="italic" style:font-weight-asian="bold" style:font-style-complex="italic" style:font-weight-complex="bold"/>
    </style:style>
    <style:style style:name="T14" style:family="text">
      <style:text-properties fo:color="#59c5c7" fo:font-style="italic" fo:font-weight="bold" officeooo:rsid="0141449e" style:font-style-asian="italic" style:font-weight-asian="bold" style:font-style-complex="italic" style:font-weight-complex="bold"/>
    </style:style>
    <style:style style:name="T15" style:family="text">
      <style:text-properties fo:color="#59c5c7" fo:font-style="italic" fo:font-weight="bold" officeooo:rsid="0053dc4f" style:font-style-asian="italic" style:font-weight-asian="bold" style:font-style-complex="italic" style:font-weight-complex="bold"/>
    </style:style>
    <style:style style:name="T16" style:family="text">
      <style:text-properties fo:color="#59c5c7" fo:font-style="italic" fo:font-weight="bold" officeooo:rsid="0055cab7" style:font-style-asian="italic" style:font-weight-asian="bold" style:font-style-complex="italic" style:font-weight-complex="bold"/>
    </style:style>
    <style:style style:name="T17" style:family="text">
      <style:text-properties fo:color="#59c5c7" fo:font-style="italic" fo:font-weight="bold" officeooo:rsid="001f2b06" style:font-style-asian="italic" style:font-weight-asian="bold" style:font-style-complex="italic" style:font-weight-complex="bold"/>
    </style:style>
    <style:style style:name="T18" style:family="text">
      <style:text-properties style:font-name="Open Sans"/>
    </style:style>
    <style:style style:name="T19" style:family="text">
      <style:text-properties style:font-name="Open Sans" fo:font-size="13pt" style:font-size-asian="13pt" style:font-size-complex="13pt"/>
    </style:style>
    <style:style style:name="T20" style:family="text">
      <style:text-properties style:font-name="Open Sans" fo:font-size="13pt" officeooo:rsid="005d2f78" style:font-size-asian="13pt" style:font-size-complex="13pt"/>
    </style:style>
    <style:style style:name="T21" style:family="text">
      <style:text-properties style:font-name="Open Sans" fo:font-size="13pt" officeooo:rsid="007a93ea" style:font-size-asian="13pt" style:font-size-complex="13pt"/>
    </style:style>
    <style:style style:name="T22" style:family="text">
      <style:text-properties style:font-name="Open Sans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3" style:family="text">
      <style:text-properties style:font-name="Open Sans" fo:font-size="13pt" fo:font-style="italic" fo:font-weight="normal" officeooo:rsid="005d2f78" style:font-size-asian="13pt" style:font-style-asian="italic" style:font-weight-asian="normal" style:font-size-complex="13pt" style:font-style-complex="italic" style:font-weight-complex="normal"/>
    </style:style>
    <style:style style:name="T24" style:family="text">
      <style:text-properties style:font-name="Open Sans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Open Sans" fo:font-style="italic" fo:font-weight="normal" officeooo:rsid="005d2f78" style:font-style-asian="italic" style:font-weight-asian="normal" style:font-style-complex="italic" style:font-weight-complex="normal"/>
    </style:style>
    <style:style style:name="T26" style:family="text">
      <style:text-properties style:font-name="Open Sans" officeooo:rsid="005d2f78"/>
    </style:style>
    <style:style style:name="T27" style:family="text">
      <style:text-properties style:font-name="Open Sans" officeooo:rsid="007a93ea"/>
    </style:style>
    <style:style style:name="T28" style:family="text">
      <style:text-properties officeooo:rsid="007df757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84d2bc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size="13pt" officeooo:rsid="0084d2bc" style:font-size-asian="13pt" style:font-size-complex="13pt"/>
    </style:style>
    <style:style style:name="T33" style:family="text">
      <style:text-properties officeooo:rsid="0041b981"/>
    </style:style>
    <style:style style:name="T34" style:family="text">
      <style:text-properties officeooo:rsid="0049214b"/>
    </style:style>
    <style:style style:name="T35" style:family="text">
      <style:text-properties officeooo:rsid="007d18c1"/>
    </style:style>
    <style:style style:name="T36" style:family="text">
      <style:text-properties fo:color="#666666" fo:font-size="11pt" style:font-size-asian="11pt" style:font-size-complex="11pt"/>
    </style:style>
    <style:style style:name="T37" style:family="text">
      <style:text-properties officeooo:rsid="0006c814"/>
    </style:style>
    <style:style style:name="T38" style:family="text">
      <style:text-properties officeooo:rsid="000b23d0"/>
    </style:style>
    <style:style style:name="T39" style:family="text">
      <style:text-properties officeooo:rsid="00151536"/>
    </style:style>
    <style:style style:name="T40" style:family="text">
      <style:text-properties officeooo:rsid="0017fab7"/>
    </style:style>
    <style:style style:name="T41" style:family="text">
      <style:text-properties officeooo:rsid="001e11ce"/>
    </style:style>
    <style:style style:name="T42" style:family="text">
      <style:text-properties officeooo:rsid="001f2b06"/>
    </style:style>
    <style:style style:name="T43" style:family="text">
      <style:text-properties fo:font-size="11pt" fo:font-weight="bold" style:font-size-asian="11pt" style:font-weight-asian="bold" style:font-size-complex="11pt" style:font-weight-complex="bold"/>
    </style:style>
    <style:style style:name="T44" style:family="text">
      <style:text-properties fo:color="#0066b3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0066b3" fo:font-size="11pt" fo:font-weight="bold" officeooo:rsid="001f4efb" style:font-size-asian="11pt" style:font-weight-asian="bold" style:font-size-complex="11pt" style:font-weight-complex="bold"/>
    </style:style>
    <style:style style:name="T46" style:family="text">
      <style:text-properties officeooo:rsid="001fe0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37">Cell Phone Company </text:span>problem:</text:p>
      <text:p text:style-name="P20"/>
      <text:list xml:id="list1293426214" text:style-name="L1">
        <text:list-item>
          <text:p text:style-name="P23"><text:span text:style-name="T1">Population Model</text:span> : <text:span text:style-name="T4">Steady state</text:span> model <text:span text:style-name="T5">with probability 99%</text:span></text:p>
        </text:list-item>
        <text:list-item>
          <text:p text:style-name="P23"><text:span text:style-name="T1">Population size</text:span> : <text:span text:style-name="T38">100</text:span></text:p>
        </text:list-item>
        <text:list-item>
          <text:p text:style-name="P23"><text:span text:style-name="T1">Maximum number of generations : </text:span><text:span text:style-name="T6">50</text:span></text:p>
        </text:list-item>
        <text:list-item>
          <text:p text:style-name="P23"><text:span text:style-name="T1">mutation </text:span><text:span text:style-name="T2">probability</text:span><text:span text:style-name="T1"> : </text:span><text:span text:style-name="T7">5</text:span>% ( per individual)</text:p>
        </text:list-item>
        <text:list-item>
          <text:p text:style-name="P24"><text:span text:style-name="T1">Selection pressure </text:span>: in <text:span text:style-name="T8">p</text:span>arent selection <text:span text:style-name="T8">(tournament selection with size 10)</text:span></text:p>
        </text:list-item>
        <text:list-item>
          <text:p text:style-name="P25"><text:span text:style-name="T1">Crossover metho</text:span><text:span text:style-name="T3">d </text:span><text:span text:style-name="T9">: one-point &amp; uniform &amp; arithmetic</text:span></text:p>
        </text:list-item>
      </text:list>
      <text:p text:style-name="P3"/>
      <text:p text:style-name="P3"><text:tab/></text:p>
      <text:p text:style-name="P3"><text:tab/><text:span text:style-name="T10">Representation:</text:span></text:p>
      <text:p text:style-name="P3"><text:tab/><text:tab/><text:span text:style-name="T11">Array with size S(max antenna number used) , each element <text:tab/><text:tab/><text:tab/>created as below:</text:span></text:p>
      <text:p text:style-name="P3"><text:tab/><text:tab/><text:span text:style-name="T39">(a , x , y) </text:span></text:p>
      <text:p text:style-name="P3"><text:tab/><text:tab/><text:tab/><text:span text:style-name="T39">a : antenna type</text:span></text:p>
      <text:p text:style-name="P3"><text:tab/><text:tab/><text:tab/><text:span text:style-name="T39">x : x location of antenna</text:span></text:p>
      <text:p text:style-name="P3"><text:tab/><text:tab/><text:tab/><text:span text:style-name="T39">y : y location of antenna</text:span></text:p>
      <text:p text:style-name="P3"/>
      <text:p text:style-name="P3"/>
      <text:p text:style-name="P43"><text:tab/><text:span text:style-name="T12">results are for successful runs were solution found in </text:span><text:span text:style-name="T13">determined <text:tab/></text:span><text:span text:style-name="T12">generation limit.</text:span><text:span text:style-name="T14"> Algorithm time contains time for printing each <text:tab/>generation info. </text:span></text:p>
      <text:p text:style-name="P43"><text:span text:style-name="T14"/></text:p>
      <text:p text:style-name="P46"/>
      <text:p text:style-name="P27">- <text:span text:style-name="T42">comparing crossover methods on bellow problem:</text:span></text:p>
      <text:p text:style-name="P27"/>
      <text:p text:style-name="P27"><text:tab/><text:span text:style-name="T44">GRID_SIZE = </text:span><text:span text:style-name="T45">5</text:span><text:span text:style-name="T44">0</text:span></text:p>
      <text:p text:style-name="P47"><text:tab/>S = 4 <text:tab/><text:tab/># maximum number of antennas</text:p>
      <text:p text:style-name="P47"><text:tab/>K = 3 <text:tab/><text:tab/># anten<text:span text:style-name="T46">na</text:span> types</text:p>
      <text:p text:style-name="P47"><text:tab/>COSTS = [0, 0.5, 1, 3, 10]</text:p>
      <text:p text:style-name="P47"><text:tab/>RADIUS = [0, 2, 5, 10, 30]</text:p>
      <text:p text:style-name="P27"/>
      <text:p text:style-name="P27"><text:tab/>Uniform Crossover :</text:p>
      <text:p text:style-name="P18"><text:tab/><text:tab/></text:p>
      <text:p text:style-name="P18"><text:span text:style-name="T30"><text:tab/></text:span><text:span text:style-name="T32">One point</text:span><text:span text:style-name="T31"> Crossover :</text:span></text:p>
      <text:p text:style-name="P2"><text:tab/></text:p>
      <text:p text:style-name="P2"><text:tab/><text:span text:style-name="T40">Arithmetic Crossover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4:01:26.394433322</meta:creation-date>
    <dc:title>Default</dc:title>
    <meta:editing-cycles>22</meta:editing-cycles>
    <meta:generator>LibreOffice/6.0.7.3$Linux_X86_64 LibreOffice_project/00m0$Build-3</meta:generator>
    <meta:editing-duration>PT13M15S</meta:editing-duration>
    <dc:date>2019-11-11T14:16:30.001845907</dc:date>
    <meta:document-statistic meta:table-count="0" meta:image-count="0" meta:object-count="0" meta:page-count="1" meta:paragraph-count="26" meta:word-count="159" meta:character-count="899" meta:non-whitespace-character-count="731"/>
    <meta:template xlink:type="simple" xlink:actuate="onRequest" xlink:title="Default" xlink:href="../../../../../../../../usr/lib/libreoffice/share/template/common/styles/Default.ott" meta:date="2019-11-11T14:01:26.170598808"/>
  </office:meta>
</office:document-meta>
</file>